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Verdana, Geneva, 'Bitstream Vera Sans', Helvetica, 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fo:font-variant="normal" fo:text-transform="none" fo:color="#000000" style:font-name="Arial1" fo:font-size="11.2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sir!</text:p>
      <text:p text:style-name="Standard">First of all there are some facts about myself:</text:p>
      <text:list xml:id="list2050178064" text:style-name="L1">
        <text:list-item>
          <text:p text:style-name="P1">I'm have a bachelor degree in automatics;</text:p>
        </text:list-item>
        <text:list-item>
          <text:p text:style-name="P1">I'm Linux user since 2005;</text:p>
        </text:list-item>
        <text:list-item>
          <text:p text:style-name="P1">I'm inspired in Python since 2009;</text:p>
        </text:list-item>
        <text:list-item>
          <text:p text:style-name="P1">I'm guess what the Zen of Python are real clue to many tasks;</text:p>
        </text:list-item>
        <text:list-item>
          <text:p text:style-name="P1">I'm guess what Emacs and IPython are most powerful (thus most preferable&amp;convenient) tools.</text:p>
        </text:list-item>
      </text:list>
      <text:p text:style-name="Standard">Obvious this list is not complete, but I hopes it discovers significant difference myself from each over candidates. My main goal is in creation neater, shorter and effective python code, based on my fundamental theoretical knowledge and in other hand - with strictly accordance it to Python Enhancement Proposals.</text:p>
      <text:p text:style-name="Standard">Yours truly, Anton</text:p>
      <text:p text:style-name="Standard"/>
      <text:p text:style-name="Standard">Hello, sir!</text:p>
      <text:p text:style-name="Standard">In hope to I am exactly that person what you'd need {:-^)</text:p>
      <text:p text:style-name="Standard">Naturally I'd have enough wide experience in development different Python application which utilized MySQL as a main data storage. And I hopes to explore much more detail and subtleties of task your proposed. Describes it to me as circumstantially as you wants, please.</text:p>
      <text:p text:style-name="Standard">Yours truly, Ant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Verdana, Geneva, 'Bitstream Vera Sans', Helvetica, 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y Kosinoff</meta:initial-creator>
    <meta:creation-date>2011-08-01T11:55:33</meta:creation-date>
    <meta:document-statistic meta:table-count="0" meta:image-count="0" meta:object-count="0" meta:page-count="1" meta:paragraph-count="13" meta:word-count="172" meta:character-count="1008"/>
    <dc:date>2011-08-02T18:11:08</dc:date>
    <dc:creator>Antony Kosinoff</dc:creator>
    <meta:editing-duration>PT00H00M37S</meta:editing-duration>
    <meta:editing-cycles>1</meta:editing-cycles>
    <meta:generator>OpenOffice.org/3.2$Unix OpenOffice.org_project/320m12$Build-9483</meta:generator>
  </office:meta>
</office:document-meta>
</file>